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6201" officeooo:paragraph-rsid="00026201"/>
    </style:style>
    <style:style style:name="P2" style:family="paragraph" style:parent-style-name="Standard">
      <style:text-properties officeooo:rsid="00026201" officeooo:paragraph-rsid="00053b59"/>
    </style:style>
    <style:style style:name="P3" style:family="paragraph" style:parent-style-name="Standard">
      <style:text-properties fo:color="#729fcf" fo:font-weight="bold" officeooo:rsid="00026201" officeooo:paragraph-rsid="00053b59" style:font-weight-asian="bold" style:font-weight-complex="bold"/>
    </style:style>
    <style:style style:name="P4" style:family="paragraph" style:parent-style-name="Standard">
      <style:text-properties fo:color="#729fcf" fo:font-weight="bold" officeooo:rsid="00026201" officeooo:paragraph-rsid="00098099" style:font-weight-asian="bold" style:font-weight-complex="bold"/>
    </style:style>
    <style:style style:name="P5" style:family="paragraph" style:parent-style-name="Standard">
      <style:text-properties fo:color="#729fcf" fo:font-weight="bold" officeooo:rsid="00026201" officeooo:paragraph-rsid="000b667c" style:font-weight-asian="bold" style:font-weight-complex="bold"/>
    </style:style>
    <style:style style:name="P6" style:family="paragraph" style:parent-style-name="Standard">
      <style:text-properties fo:color="#729fcf" fo:font-weight="bold" officeooo:rsid="000b667c" officeooo:paragraph-rsid="000b667c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667c"/>
    </style:style>
    <style:style style:name="T3" style:family="text">
      <style:text-properties fo:language="en" fo:country="US" officeooo:rsid="000d3ff7"/>
    </style:style>
    <style:style style:name="T4" style:family="text">
      <style:text-properties fo:language="pt" fo:country="BR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officeooo:rsid="00098099"/>
    </style:style>
    <style:style style:name="T7" style:family="text">
      <style:text-properties officeooo:rsid="000d3f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u nome é <text:span text:style-name="T5">Flavia</text:span> <text:span text:style-name="T5">Schuenquer</text:span>, estou no quarto período da Faculdade de Análise e Desenvolvimento de Sistemas e atualmente cursando a Residência de Software <text:span text:style-name="T5">Serratec</text:span> para me tornar uma desenvolvedora <text:span text:style-name="T5">fullstack</text:span>.</text:p>
      <text:p text:style-name="P4">No meu tempo livre cuido da minha saúde com atividades ao ar livre, um bom filme, uma leitura inspiradora e principalmente estar com minha família.</text:p>
      <text:p text:style-name="P5">Tenho 30 anos de experiência em vendas e meu desafio atual é unir <text:span text:style-name="T6">minha experiência</text:span> <text:span text:style-name="T6">em</text:span> vendas com a área de TI. </text:p>
      <text:p text:style-name="P6">Sou determinada, resiliente <text:span text:style-name="T7">e </text:span>gosto de desafios. Meu maior sonho é trabalhar como um desenvolvedor <text:span text:style-name="T5">fullstack</text:span> fazendo a diferença como empresa e especialmente na vida das pessoas!</text:p>
      <text:p text:style-name="P3"/>
      <text:p text:style-name="P4"><text:span text:style-name="T1"/></text:p>
      <text:p text:style-name="P4"><text:span text:style-name="T1">My name is </text:span><text:span text:style-name="T5">Flavia</text:span><text:span text:style-name="T1"> </text:span><text:span text:style-name="T5">Schuenquer</text:span><text:span text:style-name="T1">, I am in the fourth period of the Faculty of Systems Analysis and Development and currently attending the </text:span><text:span text:style-name="T5">Serratec</text:span><text:span text:style-name="T1"> Software Residency to become a </text:span><text:span text:style-name="T5">fullstack</text:span><text:span text:style-name="T1"> developer.</text:span></text:p>
      <text:p text:style-name="P4"><text:span text:style-name="T1">In my spare time I take care of my health with outdoor activities, a good movie, an inspiring reading and especially being with my family.</text:span></text:p>
      <text:p text:style-name="P4"><text:span text:style-name="T1">I have 30 years of sales experience and my current challenge is to unite my experience in sales with the IT area.</text:span></text:p>
      <text:p text:style-name="P4"><text:span text:style-name="T1">I'm determined, resilient </text:span><text:span text:style-name="T3">and </text:span><text:span text:style-name="T1">I like challenges. My biggest dream is to work as a </text:span><text:span text:style-name="T5">fullstack</text:span><text:span text:style-name="T1"> developer making a difference as a company and especially in people's lives!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6T18:12:34.098000000</meta:creation-date>
    <dc:date>2021-10-26T20:22:53.885000000</dc:date>
    <meta:editing-duration>PT8M26S</meta:editing-duration>
    <meta:editing-cycles>1</meta:editing-cycles>
    <meta:document-statistic meta:table-count="0" meta:image-count="0" meta:object-count="0" meta:page-count="1" meta:paragraph-count="8" meta:word-count="211" meta:character-count="1259" meta:non-whitespace-character-count="1055"/>
    <meta:generator>LibreOffice/6.1.3.2$Windows_x86 LibreOffice_project/86daf60bf00efa86ad547e59e09d6bb77c699acb</meta:generator>
  </office:meta>
</office:document-meta>
</file>